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2021007FBE8.jpg" manifest:media-type="image/jpeg"/>
  <manifest:file-entry manifest:full-path="Pictures/10000000000009F6000001FBE53686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automatic-styles>
    <style:style style:name="Tabla1" style:family="table">
      <style:table-properties style:width="16.484cm" fo:margin-left="0.009cm" fo:margin-top="0cm" fo:margin-bottom="0cm" table:align="left" style:writing-mode="lr-tb"/>
    </style:style>
    <style:style style:name="Tabla1.A" style:family="table-column">
      <style:table-column-properties style:column-width="16.484cm"/>
    </style:style>
    <style:style style:name="Tabla1.1" style:family="table-row">
      <style:table-row-properties style:min-row-height="0.764cm" fo:keep-together="auto"/>
    </style:style>
    <style:style style:name="Tabla1.A1" style:family="table-cell">
      <style:table-cell-properties fo:background-color="#bebeb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3.979cm"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6.639cm" fo:margin-left="0.009cm" fo:margin-top="0cm" fo:margin-bottom="0cm" table:align="left" style:writing-mode="lr-tb"/>
    </style:style>
    <style:style style:name="Tabla2.A" style:family="table-column">
      <style:table-column-properties style:column-width="7.892cm"/>
    </style:style>
    <style:style style:name="Tabla2.B" style:family="table-column">
      <style:table-column-properties style:column-width="8.747cm"/>
    </style:style>
    <style:style style:name="Tabla2.1" style:family="table-row">
      <style:table-row-properties style:min-row-height="3.06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3">
      <style:paragraph-properties fo:line-height="150%" fo:text-align="justify" style:justify-single-word="false"/>
      <style:text-properties style:font-name="arial" fo:font-size="11pt" fo:font-style="normal" officeooo:rsid="00180845" officeooo:paragraph-rsid="00180845" style:font-size-asian="11pt" style:font-style-asian="normal" style:font-size-complex="11pt" style:font-style-complex="normal"/>
    </style:style>
    <style:style style:name="P2" style:family="paragraph" style:parent-style-name="Heading_20_3">
      <style:paragraph-properties fo:line-height="150%" fo:text-align="justify" style:justify-single-word="false"/>
      <style:text-properties style:font-name="arial" fo:font-size="11pt" fo:font-style="normal" fo:font-weight="normal" officeooo:rsid="00167097" officeooo:paragraph-rsid="00167097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solid" style:text-underline-width="auto" style:text-underline-color="font-color" officeooo:rsid="00180845" officeooo:paragraph-rsid="00180845" style:font-size-asian="11pt" style:font-style-asian="normal" style:font-size-complex="11pt" style:font-style-complex="normal"/>
    </style:style>
    <style:style style:name="P4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officeooo:rsid="00199eb7" officeooo:paragraph-rsid="00180845" style:font-size-asian="11pt" style:font-style-asian="normal" style:font-size-complex="11pt" style:font-style-complex="normal"/>
    </style:style>
    <style:style style:name="P5" style:family="paragraph" style:parent-style-name="Heading_20_3">
      <style:paragraph-properties fo:line-height="150%" fo:text-align="justify" style:justify-single-word="false"/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end" style:justify-single-word="false"/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0" style:family="paragraph" style:parent-style-name="Standard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P11" style:family="paragraph" style:parent-style-name="Standard">
      <style:paragraph-properties fo:line-height="150%"/>
      <style:text-properties style:font-name="Arial" fo:font-size="10pt" style:text-underline-style="solid" style:text-underline-width="auto" style:text-underline-color="font-color" fo:font-weight="bold" officeooo:rsid="00180845" officeooo:paragraph-rsid="00180845" style:font-name-asian="Calibri1" style:font-size-asian="10pt" style:font-weight-asian="bold" style:font-name-complex="Arial1" style:font-size-complex="10pt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 fo:orphans="2" fo:widows="2"/>
      <style:text-properties style:font-name="Arial" fo:font-size="10pt" fo:language="es" fo:country="MX" fo:font-weight="bold" style:letter-kerning="false" style:font-name-asian="DengXian" style:font-size-asian="10pt" style:language-asian="es" style:country-asian="MX" style:font-weight-asian="bold" style:font-name-complex="Arial1" style:font-size-complex="10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0pt" fo:language="es" fo:country="MX" style:letter-kerning="false" style:font-name-asian="DengXian" style:font-size-asian="10pt" style:language-asian="es" style:country-asian="MX" style:font-name-complex="Times New Roman1" style:font-size-complex="10pt" style:language-complex="ar" style:country-complex="SA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1pt" fo:font-style="normal" officeooo:rsid="00167097" officeooo:paragraph-rsid="00167097" style:font-size-asian="11pt" style:font-style-asian="normal" style:font-size-complex="11pt" style:font-style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font-size="11pt" fo:font-style="normal" officeooo:rsid="00167097" officeooo:paragraph-rsid="00180845" style:font-size-asian="11pt" style:font-style-asian="normal" style:font-size-complex="11pt" style:font-style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font-size="11pt" fo:font-style="normal" officeooo:rsid="00180845" officeooo:paragraph-rsid="00180845" style:font-size-asian="11pt" style:font-style-asian="normal" style:font-size-complex="11pt" style:font-style-complex="normal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font-size="11pt" fo:font-style="normal" officeooo:rsid="001975da" officeooo:paragraph-rsid="001975da" style:font-size-asian="11pt" style:font-style-asian="normal" style:font-size-complex="11pt" style:font-style-complex="normal"/>
    </style:style>
    <style:style style:name="P20" style:family="paragraph" style:parent-style-name="Text_20_body" style:list-style-name="L1">
      <style:paragraph-properties fo:line-height="150%" fo:text-align="justify" style:justify-single-word="false"/>
    </style:style>
    <style:style style:name="P21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22" style:family="paragraph" style:parent-style-name="Text_20_body" style:list-style-name="L2">
      <style:paragraph-properties fo:line-height="150%" fo:text-align="justify" style:justify-single-word="false"/>
    </style:style>
    <style:style style:name="P23" style:family="paragraph" style:parent-style-name="Text_20_body" style:list-style-name="L3">
      <style:paragraph-properties fo:line-height="150%" fo:text-align="justify" style:justify-single-word="false"/>
    </style:style>
    <style:style style:name="P24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25" style:family="paragraph" style:parent-style-name="Text_20_body" style:list-style-name="L4">
      <style:paragraph-properties fo:line-height="150%" fo:text-align="justify" style:justify-single-word="false"/>
    </style:style>
    <style:style style:name="P26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/>
    </style:style>
    <style:style style:name="P27" style:family="paragraph" style:parent-style-name="Text_20_body" style:list-style-name="L5">
      <style:paragraph-properties fo:line-height="150%" fo:text-align="justify" style:justify-single-word="false"/>
    </style:style>
    <style:style style:name="T1" style:family="text">
      <style:text-properties fo:color="#c00000" loext:opacity="100%" style:font-name="Arial" fo:font-size="14pt" fo:font-weight="bold" style:font-name-asian="Calibri1" style:font-size-asian="14pt" style:font-weight-asian="bold" style:font-name-complex="Arial1" style:font-size-complex="14pt"/>
    </style:style>
    <style:style style:name="T2" style:family="text">
      <style:text-properties fo:color="#c00000" loext:opacity="100%" style:font-name="Arial" fo:font-size="14pt" fo:font-weight="bold" officeooo:rsid="00156f9c" style:font-name-asian="Calibri1" style:font-size-asian="14pt" style:font-weight-asian="bold" style:font-name-complex="Arial1" style:font-size-complex="14pt"/>
    </style:style>
    <style:style style:name="T3" style:family="text">
      <style:text-properties style:font-name="Arial" fo:font-size="11pt" fo:font-weight="bold" style:font-name-asian="Calibri1" style:font-size-asian="11pt" style:font-weight-asian="bold" style:font-name-complex="Arial1" style:font-size-complex="11pt"/>
    </style:style>
    <style:style style:name="T4" style:family="text">
      <style:text-properties style:font-name="Arial" fo:font-size="11pt" fo:font-style="italic" style:font-name-asian="Calibri1" style:font-size-asian="11pt" style:font-style-asian="italic" style:font-name-complex="Arial1" style:font-size-complex="11pt"/>
    </style:style>
    <style:style style:name="T5" style:family="text">
      <style:text-properties style:font-name="Arial" fo:font-size="11pt" fo:font-style="italic" officeooo:rsid="00156f9c" style:font-name-asian="Calibri1" style:font-size-asian="11pt" style:font-style-asian="italic" style:font-name-complex="Arial1" style:font-size-complex="11pt"/>
    </style:style>
    <style:style style:name="T6" style:family="text">
      <style:text-properties style:font-name="Arial" fo:font-weight="bold" style:font-weight-asian="bold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name-asian="Calibri1" style:font-size-asian="10pt" style:font-weight-asian="bold" style:font-name-complex="Arial1" style:font-size-complex="10pt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9" style:family="text">
      <style:text-properties style:font-name="Calibri" style:font-name-complex="Times New Roman1"/>
    </style:style>
    <style:style style:name="T10" style:family="text">
      <style:text-properties officeooo:rsid="00180845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font-name="ari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15" style:family="text">
      <style:text-properties style:font-name="arial" fo:font-size="11pt" fo:font-style="normal" style:font-size-asian="11pt" style:font-style-asian="normal" style:font-size-complex="11pt" style:font-style-complex="normal"/>
    </style:style>
    <style:style style:name="T16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T17" style:family="text"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/>
      <text:p text:style-name="P7" loext:marker-style-name="T1"><text:span text:style-name="T1">No.0</text:span><text:span text:style-name="T2">6</text:span></text:p>
      <text:p text:style-name="P8" loext:marker-style-name="T3"><text:span text:style-name="T3"><text:s text:c="13"/>Bitácora semanal Estadía Dual</text:span><text:span text:style-name="T3"/></text:p>
      <text:p text:style-name="P9" loext:marker-style-name="T3"/>
      <text:p text:style-name="Standard" loext:marker-style-name="T4"><text:span text:style-name="T4"><text:s/>Carrera: Ingeniería en Desarrollo y Gestión de Software</text:span><text:span text:style-name="T4"/></text:p>
      <text:p text:style-name="Standard" loext:marker-style-name="T4"><text:span text:style-name="T4"><text:s/>Empresa: RUSHTEC</text:span><text:span text:style-name="T4"/></text:p>
      <text:p text:style-name="Standard" loext:marker-style-name="T4"><text:span text:style-name="T4"><text:s/>Semana: </text:span><text:span text:style-name="T5">6</text:span></text:p>
      <text:p text:style-name="Standard" loext:marker-style-name="T4"><text:span text:style-name="T4"><text:s/>Nombre del estudiante: José Luis Arredondo Lara</text:span><text:span text:style-name="T4"/></text:p>
      <text:p text:style-name="Standard" loext:marker-style-name="T4"><text:span text:style-name="T4"><text:s/>Puesto de aprendizaje: Practicante de desarrollo y programación</text:span><text:span text:style-name="T4"/></text:p>
      <text:p text:style-name="P10" loext:marker-style-name="T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4" loext:marker-style-name="T6"><text:span text:style-name="T6"><text:s text:c="60"/>ACTIVIDADES REALIZADAS</text:span><text:span text:style-name="T6"/></text:p>
          </table:table-cell>
        </table:table-row>
        <table:table-row table:style-name="Tabla1.2">
          <table:table-cell table:style-name="Tabla1.A2" office:value-type="string">
            <text:h text:style-name="P4" text:outline-level="3">Lunes</text:h>
            <text:list text:style-name="L1">
              <text:list-item>
                <text:p text:style-name="P20"><text:span text:style-name="Strong_20_Emphasis"><text:span text:style-name="T17">Ausencia por presencia en la universidad</text:span></text:span><text:span text:style-name="T17">: No se realizaron actividades laborales debido a la asistencia a la universidad.</text:span></text:p>
              </text:list-item>
            </text:list>
            <text:h text:style-name="P5" text:outline-level="3">Martes</text:h>
            <text:list text:style-name="L2">
              <text:list-item>
                <text:p text:style-name="P21"><text:span text:style-name="Strong_20_Emphasis"><text:span text:style-name="T17">Agregar documentos a la sección de documentos</text:span></text:span><text:span text:style-name="T17">: Se añadió la funcionalidad para registrar documentos en la sección correspondiente, además de incluir una nueva sección para añadir documentos complementarios.</text:span></text:p>
              </text:list-item>
              <text:list-item>
                <text:p text:style-name="P22"><text:span text:style-name="Strong_20_Emphasis"><text:span text:style-name="T17">Diseño responsivo de la página de información complementaria</text:span></text:span><text:span text:style-name="T17">: Se creó el diseño responsivo de la página, asegurando su correcta visualización en dispositivos móviles y de escritorio.</text:span></text:p>
              </text:list-item>
            </text:list>
            <text:h text:style-name="P5" text:outline-level="3">Miércoles</text:h>
            <text:list text:style-name="L3">
              <text:list-item>
                <text:p text:style-name="P23"><text:span text:style-name="Strong_20_Emphasis"><text:span text:style-name="T17">Funcionalidad para subir múltiples archivos</text:span></text:span><text:span text:style-name="T17">: Se implementó la funcionalidad para permitir la carga de múltiples archivos a través de un solo campo de entrada, aplicado a ciertos tipos de documentos.</text:span></text:p>
              </text:list-item>
            </text:list>
            <text:h text:style-name="P5" text:outline-level="3">Jueves</text:h>
            <text:list text:style-name="L4">
              <text:list-item>
                <text:p text:style-name="P24"><text:span text:style-name="Strong_20_Emphasis"><text:span text:style-name="T17">Recuperación de datos guardados en el apartado de información personal</text:span></text:span><text:span text:style-name="T17">: Se </text:span><text:soft-page-break/><text:span text:style-name="T17">implementó la lógica para recuperar la información previamente guardada en el apartado de datos personales.</text:span></text:p>
              </text:list-item>
              <text:list-item>
                <text:p text:style-name="P25"><text:span text:style-name="Strong_20_Emphasis"><text:span text:style-name="T17">Participación en actividades recreativas navideñas</text:span></text:span><text:span text:style-name="T17">: Se participó en actividades recreativas organizadas como parte de la integración del equipo.</text:span></text:p>
              </text:list-item>
            </text:list>
            <text:h text:style-name="P5" text:outline-level="3">Viernes</text:h>
            <text:list text:style-name="L5">
              <text:list-item>
                <text:p text:style-name="P26"><text:span text:style-name="Strong_20_Emphasis"><text:span text:style-name="T17">Solución de problemas al guardar información en selects dinámicos</text:span></text:span><text:span text:style-name="T17">: Se resolvieron problemas relacionados con el guardado de información de los selects dinámicos al cargar la página.</text:span></text:p>
              </text:list-item>
              <text:list-item>
                <text:p text:style-name="P27"><text:span text:style-name="Strong_20_Emphasis"><text:span text:style-name="T17">Funcionalidad de envío para el apartado de datos personales</text:span></text:span><text:span text:style-name="T17">: Se desarrolló y probó la funcionalidad para enviar y guardar los datos personales en el sistema.</text:span></text:p>
              </text:list-item>
            </text:list>
            <text:h text:style-name="P4" text:outline-level="3"/>
          </table:table-cell>
        </table:table-row>
      </table:table>
      <text:p text:style-name="P11" loext:marker-style-name="T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2" loext:marker-style-name="T6"/>
            <text:p text:style-name="P13" loext:marker-style-name="T6"/>
            <text:p text:style-name="P15" loext:marker-style-name="T6"><text:span text:style-name="T6">__</text:span><text:span text:style-name="T8">Ing._Ángel Manuel Santoyo López</text:span><text:span text:style-name="T6">___</text:span></text:p>
            <text:p text:style-name="P15" loext:marker-style-name="T6"><text:span text:style-name="T6">Nombre y firma asesor empresarial <text:s/></text:span><text:span text:style-name="T6"/></text:p>
          </table:table-cell>
          <table:table-cell table:style-name="Tabla2.A1" office:value-type="string">
            <text:p text:style-name="P12" loext:marker-style-name="T6"/>
            <text:p text:style-name="P13" loext:marker-style-name="T6"/>
            <text:p text:style-name="P15" loext:marker-style-name="T6"><text:span text:style-name="T6">_____</text:span><text:span text:style-name="T8">Dr. José Miguel Barrón Adame</text:span><text:span text:style-name="T6">_____</text:span></text:p>
            <text:p text:style-name="P15" loext:marker-style-name="T6"><text:span text:style-name="T6">Nombre y firma asesor académico <text:s/></text:span><text:span text:style-name="T6"/></text:p>
          </table:table-cell>
        </table:table-row>
      </table:table>
      <text:p text:style-name="Standard" loext:marker-style-name="T9"><text:s/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ngXian" svg:font-family="DengXian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MX" style:letter-kerning="false" style:font-name-asian="Calibri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DengXian" style:font-family-asian="DengXian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1.59cm" fo:page-height="27.94cm" style:num-format="1" style:print-orientation="portrait" fo:margin-top="2.538cm" fo:margin-bottom="3.7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3" text:anchor-type="char" svg:y="-3.441cm" svg:width="21.661cm" svg:height="4.306cm" draw:z-index="3"><draw:image xlink:href="Pictures/10000000000009F6000001FBE53686B9.jpg" xlink:type="simple" xlink:show="embed" xlink:actuate="onLoad" draw:mime-type="image/jpeg"/></draw:frame></text:p>
      </style:header>
      <style:footer>
        <text:p text:style-name="Footer"><draw:frame draw:style-name="Mfr2" draw:name="Imagen 2" text:anchor-type="char" svg:x="-3.101cm" svg:y="-0.097cm" svg:width="21.796cm" svg:height="4.392cm" draw:z-index="1"><draw:image xlink:href="Pictures/10000000000009F6000002021007FBE8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ín</meta:initial-creator>
    <meta:editing-cycles>11</meta:editing-cycles>
    <meta:creation-date>2024-12-06T17:57:00</meta:creation-date>
    <dc:date>2024-12-20T15:52:23.958078959</dc:date>
    <meta:editing-duration>PT3H47M48S</meta:editing-duration>
    <meta:generator>LibreOffice/24.2.6.2$Linux_X86_64 LibreOffice_project/420$Build-2</meta:generator>
    <meta:print-date>2024-12-12T13:12:17.687579048</meta:print-date>
    <meta:printed-by>Archivos PDF</meta:printed-by>
    <meta:document-statistic meta:table-count="2" meta:image-count="2" meta:object-count="0" meta:page-count="2" meta:paragraph-count="26" meta:word-count="263" meta:character-count="1879" meta:non-whitespace-character-count="1566"/>
    <meta:user-defined meta:name="AppVersion">16.0000</meta:user-defined>
    <meta:template xlink:type="simple" xlink:actuate="onRequest" xlink:title="Normal.dotm" xlink:href=""/>
  </office:meta>
</office:document-meta>
</file>